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fo:language="fr" fo:country="FR"/>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fo:language="fr" fo:country="FR"/>
    </style:style>
    <style:style style:name="P3" style:parent-style-name="Normal" style:family="paragraph">
      <style:text-properties fo:language="fr" fo:country="FR"/>
    </style:style>
    <style:style style:name="P4" style:parent-style-name="Normal" style:family="paragraph">
      <style:text-properties fo:font-size="16pt" style:font-size-asian="16pt" style:font-size-complex="16pt" style:text-underline-type="single" style:text-underline-style="solid" style:text-underline-width="auto" style:text-underline-mode="continuou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font-size="16pt" style:font-size-asian="16pt" style:font-size-complex="16pt" style:text-underline-type="single" style:text-underline-style="solid" style:text-underline-width="auto" style:text-underline-mode="continuous" fo:language="fr" fo:country="FR"/>
    </style:style>
    <style:style style:name="T8" style:parent-style-name="DefaultParagraphFont" style:family="text">
      <style:text-properties fo:language="fr" fo:country="FR"/>
    </style:style>
    <style:style style:name="T9" style:parent-style-name="Hyperlink" style:family="text">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font-size="16pt" style:font-size-asian="16pt" style:font-size-complex="16pt" style:text-underline-type="single" style:text-underline-style="solid" style:text-underline-width="auto" style:text-underline-mode="continuous" fo:language="fr" fo:country="FR"/>
    </style:style>
    <style:style style:name="P14" style:parent-style-name="Normal" style:family="paragraph">
      <style:text-properties fo:language="fr" fo:country="FR"/>
    </style:style>
    <style:style style:name="P15" style:parent-style-name="ListParagraph" style:list-style-name="LFO1" style:family="paragraph">
      <style:text-properties fo:language="fr" fo:country="FR"/>
    </style:style>
    <style:style style:name="P16" style:parent-style-name="ListParagraph" style:list-style-name="LFO1" style:family="paragraph">
      <style:text-properties fo:language="fr" fo:country="FR"/>
    </style:style>
    <style:style style:name="P17" style:parent-style-name="Normal" style:family="paragraph">
      <style:text-properties fo:language="fr" fo:country="FR"/>
    </style:style>
    <style:style style:name="T18" style:parent-style-name="DefaultParagraphFont" style:family="text">
      <style:text-properties fo:language="fr" fo:country="FR"/>
    </style:style>
    <style:style style:name="T19" style:parent-style-name="DefaultParagraphFont" style:family="text">
      <style:text-properties fo:language="fr" fo:country="FR"/>
    </style:style>
    <style:style style:name="T20" style:parent-style-name="DefaultParagraphFont" style:family="text">
      <style:text-properties fo:language="fr" fo:country="FR"/>
    </style:style>
    <style:style style:name="T21" style:parent-style-name="DefaultParagraphFont" style:family="text">
      <style:text-properties fo:language="fr" fo:country="FR"/>
    </style:style>
    <style:style style:name="T22" style:parent-style-name="DefaultParagraphFont" style:family="text">
      <style:text-properties fo:language="fr" fo:country="FR"/>
    </style:style>
  </office:automatic-styles>
  <office:body>
    <office:text text:use-soft-page-breaks="true">
      <text:p text:style-name="P1">Documentation Sentry GCS</text:p>
      <text:p text:style-name="P2">Objectifs :</text:p>
      <text:p text:style-name="P3">Cette partie du projet concerne la couche logiciel du contrôle de drone.<text:s/>GCS veut dire Ground Control Station.<text:s/>Pour remplir ce besoin, le logiciel QGroundControl a été utilisé.</text:p>
      <text:p text:style-name="P4">QGroundControl :</text:p>
      <text:p text:style-name="P5">QGroundControl est le logiciel standard de contrôle de drone. De plus, ce logiciel est open-source, permettant son adaptation aux besoins du projet. Ceux-ci sont, concernant purement le logiciel de contrôle, le support joystick et une présentation en réalité virtuelle.</text:p>
      <text:p text:style-name="P6">Pour pouvoir effectuer des tests<text:s/>avec QGroundControl, il est nécessaire de posséder du matériel<text:s/>physique. Cette contrainte pose un obstacle au développement logiciel. Pour passer outre cette contrainte, un simulateur de drone a été simulé.</text:p>
      <text:p text:style-name="P7">Simulateur de drone :</text:p>
      <text:p text:style-name="Normal"><text:span text:style-name="T8">Pour mettre en place un drone simulé, ce projet a été utilisé :<text:s/></text:span><text:a xlink:href="https://github.com/osrf/drone_demo" office:target-frame-name="_top" xlink:show="replace"><text:span text:style-name="T9">https://github.com/osrf/drone_demo</text:span></text:a></text:p>
      <text:p text:style-name="P10">L’équipe logiciel ayant des connaissances limitées en robotique, il est conseillé de se référer au lien ci-dessus pour mettre en place le simulateur.</text:p>
      <text:p text:style-name="P11">Le simulateur est un projet multicouche qui fait appel à une multitude de logiciels pour assurer ce fonctionnement. La multitude de logiciels est orchestrée par docker qui, une fois le simulateur mit en place, lancera un visualiseur des composants du drone, un simulateur 3D qui offre une représentation visuelle du drone et QGroundControl.</text:p>
      <text:p text:style-name="P12">Ainsi, QGroundControl peut être utilisé sans matériel physique. Cette partie du projet a servi d’inspiration pour l’équipe IA pour tester<text:s/>leur IA sans matériel également.</text:p>
      <text:p text:style-name="P13">API :</text:p>
      <text:p text:style-name="P14">Pour intégrer le projet Sentry GCS au projet global, notamment le projet Bandog AI, il est nécessaire d’avoir une API<text:s/>web<text:s/>qui fera l’interface entre les deux. Les objectifs de l’API sont les suivants :</text:p>
      <text:list text:style-name="LFO1" text:continue-numbering="true">
        <text:list-item>
          <text:p text:style-name="P15">Enregistrer la donnée des points d’intérêts détectée par Bandog AI</text:p>
        </text:list-item>
        <text:list-item>
          <text:p text:style-name="P16">Afficher les points d’intérêts sur une carte</text:p>
        </text:list-item>
      </text:list>
      <text:p text:style-name="P17">L’API<text:s/>web<text:s/>a été développée en C#, langage de prédilection de l’équipe. Le stockage de données se fait grâce à Microsoft SQL Server,<text:s/>cohérent avec le C#. Le projet est déployé grâce à Docker et il suffit de l’utiliser pour pouvoir utiliser l’API.</text:p>
      <text:p text:style-name="Normal"><text:span text:style-name="T18">Une fois lancée, l’API affiche un page web où un Swagger se présente avec les routes pour créer et afficher les points d’intérêts. Pour créer un point d’intérêt, il faut remplir les données essentielles dans la route de<text:s/></text:span><text:span text:style-name="T19">création</text:span><text:span text:style-name="T20"><text:s/>présentées dans le Swagger (numéro, type, coordonnées</text:span><text:span text:style-name="T21">, etc..</text:span><text:span text:style-name="T22">). Une fois un point d’intérêt crée, il s’affichera sur une carte Google Ma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mar Abdelrazek</meta:initial-creator>
    <dc:creator>Omar Abdelrazek</dc:creator>
    <meta:creation-date>2023-04-08T12:39:00Z</meta:creation-date>
    <dc:date>2023-04-08T13:25:00Z</dc:date>
    <meta:template xlink:href="Normal.dotm" xlink:type="simple"/>
    <meta:editing-cycles>1</meta:editing-cycles>
    <meta:editing-duration>PT2760S</meta:editing-duration>
    <meta:document-statistic meta:page-count="1" meta:paragraph-count="5" meta:word-count="374" meta:character-count="2504" meta:row-count="17" meta:non-whitespace-character-count="2135"/>
  </office:meta>
</office:document-meta>
</file>